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cc99" draw:fill-hatch-solid="true" draw:textarea-horizontal-align="justify" draw:textarea-vertical-align="middle" draw:auto-grow-height="false" fo:min-height="2.194cm" fo:min-width="1.944cm"/>
    </style:style>
    <style:style style:name="gr2" style:family="graphic" style:parent-style-name="standard">
      <style:graphic-properties svg:stroke-color="#000000" draw:fill="hatch" draw:fill-color="#cc9966" draw:fill-hatch-name="Black_20_45_20_Degrees" draw:fill-hatch-solid="true" draw:textarea-horizontal-align="justify" draw:textarea-vertical-align="middle" draw:auto-grow-height="false" fo:min-height="3.238cm" fo:min-width="2.988cm"/>
    </style:style>
    <style:style style:name="gr3" style:family="graphic" style:parent-style-name="standard">
      <style:graphic-properties svg:stroke-color="#000000" draw:fill="hatch" draw:fill-hatch-name="Black_20_-45_20_Degrees" draw:fill-hatch-solid="true" draw:textarea-horizontal-align="justify" draw:textarea-vertical-align="middle" draw:auto-grow-height="false" fo:min-height="0.059cm" fo:min-width="4.788cm"/>
    </style:style>
    <style:style style:name="gr4" style:family="graphic" style:parent-style-name="standard">
      <style:graphic-properties svg:stroke-color="#000000" draw:fill="hatch" draw:fill-hatch-name="Black_20_-45_20_Degrees" draw:fill-hatch-solid="true" draw:textarea-horizontal-align="justify" draw:textarea-vertical-align="middle" draw:auto-grow-height="false" fo:min-height="0.468cm" fo:min-width="0.218cm"/>
    </style:style>
    <style:style style:name="gr5" style:family="graphic" style:parent-style-name="objectwithoutfill">
      <style:graphic-properties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color="#000000" draw:textarea-vertical-align="middle" draw:auto-grow-height="false" fo:min-height="3.554cm" fo:min-width="3.304cm"/>
    </style:style>
    <style:style style:name="gr7" style:family="graphic" style:parent-style-name="standard">
      <style:graphic-properties svg:stroke-color="#000000" draw:fill-color="#cc9966" draw:textarea-vertical-align="middle" draw:auto-grow-height="false" fo:min-height="3.554cm" fo:min-width="3.304cm"/>
    </style:style>
    <style:style style:name="gr8" style:family="graphic" style:parent-style-name="objectwithoutfill">
      <style:graphic-properties draw:stroke="dash" draw:stroke-dash="Fine_20_Dashed"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4.1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4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56cm" svg:height="3.456cm" draw:transform="rotate (1.34791778131522) translate (1.576cm 3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488cm" svg:height="3.488cm" draw:transform="rotate (1.40132485642625) translate (1.626cm 3.432cm)">
          <text:p/>
          <draw:enhanced-geometry svg:viewBox="0 0 21600 21600" draw:type="block-arc" draw:modifiers="124.825385425818 7062.72476083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5.288cm" svg:height="0.309cm" svg:x="3.375cm" svg:y="1.8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4cm" svg:height="1.014cm" svg:x="3.136cm" svg:y="1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646cm" svg:y1="2.042cm" svg:x2="3.646cm" svg:y2="4.875cm">
          <text:p/>
        </draw:line>
        <draw:custom-shape draw:style-name="gr6" draw:text-style-name="P1" draw:layer="layout" svg:width="3.804cm" svg:height="3.805cm" draw:transform="rotate (0.0541052068118242) translate (1.954cm 1.069cm)">
          <text:p/>
          <draw:enhanced-geometry svg:viewBox="0 0 21600 21600" draw:mirror-vertical="true" draw:mirror-horizontal="false" draw:text-areas="0 0 21600 21600" draw:type="circular-arrow" draw:modifiers="-83.4022919637343 4.03749639991494 10433.65061787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3.804cm" svg:height="3.804cm" draw:transform="rotate (0.0774926187885483) translate (3.444cm 1.026cm)">
          <text:p text:style-name="P1"/>
          <draw:enhanced-geometry svg:viewBox="0 0 21600 21600" draw:mirror-vertical="true" draw:mirror-horizontal="false" draw:text-areas="0 0 21600 21600" draw:type="circular-arrow" draw:modifiers="-56.0810668256093 4.03749639991494 10433.650617875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1" draw:layer="layout" svg:x1="3.645cm" svg:y1="2.03cm" svg:x2="6.125cm" svg:y2="4.392cm">
          <text:p/>
        </draw:line>
        <draw:frame draw:style-name="gr9" draw:layer="layout" svg:width="4.659cm" svg:height="0.962cm" svg:x="5.323cm" svg:y="0.851cm">
          <draw:text-box>
            <text:p>Arbre de sortie</text:p>
          </draw:text-box>
        </draw:frame>
        <draw:frame draw:style-name="gr10" draw:layer="layout" svg:width="3.597cm" svg:height="0.962cm" svg:x="-0.1cm" svg:y="3.481cm">
          <draw:text-box>
            <text:p>Engrenage</text:p>
          </draw:text-box>
        </draw:frame>
        <draw:frame draw:style-name="gr11" draw:text-style-name="P2" draw:layer="layout" svg:width="4.833cm" svg:height="1.361cm" svg:x="3.626cm" svg:y="4.71cm">
          <draw:text-box>
            <text:p><text:span text:style-name="T1">Mesure de position </text:span></text:p>
            <text:p><text:span text:style-name="T1">de l'encodeur</text:span></text:p>
          </draw:text-box>
        </draw:frame>
        <draw:frame draw:style-name="gr12" draw:text-style-name="P2" draw:layer="layout" svg:width="4.342cm" svg:height="1.361cm" svg:x="7.943cm" svg:y="2.328cm">
          <draw:text-box>
            <text:p><text:span text:style-name="T1">État caché </text:span></text:p>
            <text:p><text:span text:style-name="T1">du je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4:23:00.285711864</meta:creation-date>
    <dc:date>2017-09-25T21:46:20.283835033</dc:date>
    <meta:editing-duration>PT1H29M6S</meta:editing-duration>
    <meta:editing-cycles>26</meta:editing-cycles>
    <meta:generator>LibreOffice/4.3.3.2$Linux_X86_64 LibreOffice_project/430m0$Build-2</meta:generator>
    <meta:document-statistic meta:object-count="12"/>
  </office:meta>
</office:document-meta>
</file>